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text-properties fo:language="en" fo:country="US"/>
    </style:style>
    <style:style style:name="P132" style:family="paragraph" style:parent-style-name="First_20_line_20_indent">
      <style:paragraph-properties fo:text-align="justify" style:justify-single-word="false"/>
      <style:text-properties fo:language="en" fo:country="US"/>
    </style:style>
    <style:style style:name="P133" style:family="paragraph" style:parent-style-name="First_20_line_20_indent">
      <style:paragraph-properties fo:text-align="justify" style:justify-single-word="false"/>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Standard">
      <style:text-properties fo:font-style="italic" style:font-style-asian="italic" style:font-style-complex="italic"/>
    </style:style>
    <style:style style:name="P14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4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4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4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4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5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5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59"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6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6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6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fo:background-color="transparent" style:font-style-asian="normal" style:font-weight-asian="normal" style:font-style-complex="normal" style:font-weight-complex="normal" loext:char-shading-value="0"/>
    </style:style>
    <style:style style:name="T56" style:family="text">
      <style:text-properties fo:font-style="normal" style:text-underline-style="none" style:font-style-asian="normal" style:font-style-complex="normal"/>
    </style:style>
    <style:style style:name="T57" style:family="text">
      <style:text-properties fo:font-weight="normal" style:font-weight-asian="normal" style:font-weight-complex="normal"/>
    </style:style>
    <style:style style:name="T58" style:family="text">
      <style:text-properties fo:font-weight="normal" fo:background-color="transparent" style:font-weight-asian="normal" style:font-weight-complex="normal" loext:char-shading-value="0"/>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fo:font-weight="bold" style:font-weight-asian="bold" style:font-weight-complex="bold"/>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8">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2">RnD-</text:span><text:span text:style-name="T1">зона</text:span><text:span text:style-name="T1"><text:note text:id="ftn3" text:note-class="footnote"><text:note-citation>3</text:note-citation><text:note-body><text:p text:style-name="P138">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2">– Нэш, к</text:span>ак называется наш проект?</text:p>
      <text:p text:style-name="P76"><text:span text:style-name="T9">– </text:span><text:span text:style-name="T57">Дайсон.</text:span></text:p>
      <text:p text:style-name="P76"><text:span text:style-name="T9">– </text:span><text:span text:style-name="T57">Сколько тебе лет?</text:span></text:p>
      <text:p text:style-name="P76"><text:span text:style-name="T9">– </text:span><text:span text:style-name="T57">Два года с начала запуска кластера.</text:span></text:p>
      <text:p text:style-name="P76"><text:span text:style-name="T9">– </text:span><text:span text:style-name="T57">Какой сейчас год?</text:span></text:p>
      <text:p text:style-name="P76"><text:span text:style-name="T9">– </text:span><text:span text:style-name="T48">20</text:span><text:span text:style-name="T34">19</text:span><text:span text:style-name="T57">-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6">–</text:span><text:span text:style-name="T7"> </text:span><text:span text:style-name="T6">Нэш</text:span><text:span text:style-name="T54">, </text:span><text:span text:style-name="T6">в некоем городе живёт брадобрей, который бреет всех людей, которые не бреются сами. Вопрос: кто бреет брадобрея</text:span><text:span text:style-name="T54">?</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4">incompartible interface Analytics v.0.93 beta</text:span>”</text:p>
      <text:p text:style-name="P31">Ага, уже теплее.</text:p>
      <text:p text:style-name="P31"/>
      <text:p text:style-name="P76"><text:span text:style-name="T9">– Нэш</text:span><text:span text:style-name="T57">, выдай диагностику модуля </text:span><text:span text:style-name="T9">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4">***</text:p>
      <text:p text:style-name="P13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text:span text:style-name="T50">–</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5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0"> настороженные уш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text:span><text:span text:style-name="T18">—</text:span><text:span text:style-name="T50">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6">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827744803029331505"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10">состояние </text:span><text:span text:style-name="T24">здоровь</text:span><text:span text:style-name="T10">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6"> – </text:span><text:span text:style-name="T27">2135</text:span><text:span text:style-name="T26"> A.C.</text:span><text:span text:style-name="T27">»</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5">… эээ… кхмм…</text:span></text:p>
      <text:p text:style-name="P35">– Не будешь что?</text:p>
      <text:p text:style-name="P47">Селестия нахмурилась и угрожающе подняла крылья.</text:p>
      <text:p text:style-name="P47"><text:soft-page-break/><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0">Прижав </text:span>уши к голове, <text:span text:style-name="T60">она дала</text:span> задний ход <text:span text:style-name="T60">и </text:span>выкарабкалась обратно. Окинув библиотеку отчаянным взглядом, <text:span text:style-name="T6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8">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text:span><text:span text:style-name="T73">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0">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0">любви</text:span> начинаешь понимать только тогда, когда <text:span text:style-name="T60">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135"/>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0">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0">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0">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3"> </text:span><text:span text:style-name="T37">— обычное дело. </text:span><text:span text:style-name="T53">Хорошо, что </text:span><text:span text:style-name="T5">заместительная терапия Селестии и </text:span><text:span text:style-name="T53">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0">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ья остались в прошлом,</text:p><text:p text:style-name="P140">Пустота пришла в мой 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2">–</text:span> Иногда хочется забыться, <text:span text:style-name="T12">–</text:span> перехватила мой взгляд аликорница, <text:span text:style-name="T12">–</text:span> а от сидра <text:span text:style-name="T5">«</text:span>улетаешь<text:span text:style-name="T5">»</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7">и </text:span><text:span text:style-name="T9">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60">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3">.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3">— </text:span><text:span text:style-name="T5">зачем привлекать ненужное внимание</text:span><text:span text:style-name="T53"> к своей особе? </text:span><text:span text:style-name="T5">После всеобщего интереса кантерлотской знати к тебе, как к королевскому любимчику, тебе хочется покоя.</text:span><text:span text:style-name="T53"> Да и собраться с мыслями проще в доме, избавленном от </text:span><text:span text:style-name="T5">гостинничной </text:span><text:span text:style-name="T53">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text:soft-page-break/>“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5">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5"><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7">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text:span><text:soft-page-break/><text:span text:style-name="T40">—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7">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7">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7">—</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3">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oft-page-break/><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oft-page-break/><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7">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7">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oft-page-break/><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7">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6">— </text:span><text:span text:style-name="T57">эт правда?</text:span></text:p>
      <text:p text:style-name="P47"><text:span text:style-name="T16">– </text:span><text:span text:style-name="T57">Какая из? Их много, вообще-то. Ик!</text:span></text:p>
      <text:p text:style-name="P47"><text:span text:style-name="T16">– </text:span><text:span text:style-name="T57">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7">он-нон, </text:span><text:span text:style-name="T16">– </text:span><text:span text:style-name="T57">захихикала Пинки, взъерошив копытами розовые кудряшки и попытавшись соорудить из них бороду, </text:span><text:span text:style-name="T16">–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7">Ты что-о-о! Нельзя любить фаэри! Она похитит твоё сердце, и ты будешь искать её, пока не… </text:span><text:span text:style-name="T16">– </text:span><text:span text:style-name="T57">Пинки погрузилась мордочкой в так и не съеденный салат «по-кантерлотски» и захрапела.</text:span></text:p>
      <text:p text:style-name="P47"><text:span text:style-name="T16">– </text:span><text:span text:style-name="T57">Пока не умру?</text:span></text:p>
      <text:p text:style-name="P47"><text:span text:style-name="T16">– </text:span><text:span text:style-name="T57">Нет, глупенький. </text:span><text:span text:style-name="T16">– </text:span><text:span text:style-name="T57">пробулькала Пинки из миски. </text:span><text:span text:style-name="T16">– </text:span><text:span text:style-name="T57">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oft-page-break/><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4">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text:soft-page-break/>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oft-page-break/>«<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9">302 пони</text:span><text:span text:style-name="T24">.</text:span></text:p>
      <text:p text:style-name="P50"><text:span text:style-name="T59">250 пони</text:span><text:span text:style-name="T24">.</text:span></text:p>
      <text:p text:style-name="P50"><text:span text:style-name="T59">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4">э</text:span><text:span text:style-name="T20">то, </text:span><text:span text:style-name="T61">так её </text:span><text:span text:style-name="T4">разэтак</text:span><text:span text:style-name="T61">,</text:span><text:span text:style-name="T20"> магия!</text:span></text:p>
      <text:p text:style-name="P144"/>
      <text:p text:style-name="Standard"><text:span text:style-name="T20">P.S. Мне тебя не хватает. Сильно.</text:span><text:span text:style-name="T53">»</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9">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9">302 пони</text:span><text:span text:style-name="T24">.</text:span></text:p>
      <text:p text:style-name="P50"><text:span text:style-name="T59">250 пони</text:span><text:span text:style-name="T24">.</text:span></text:p>
      <text:p text:style-name="P50"><text:span text:style-name="T59">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0">И товары</text:span> вовсе<text:span text:style-name="T60"> не </text:span>бесплатные<text:span text:style-name="T60">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0">А т</text:span>ы вставать не хотел! Я очень-очень испугалась. <text:span text:style-name="T60">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0">матюков мне</text:span> удалось замазать самые большие щели. За тестовый<text:span text:style-name="T60"> </text:span>получасовый заплыв<text:span text:style-name="T60">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0">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0">н жил с пони! И они </text:span>офигенски <text:span text:style-name="T60">любили друг друга! И у них </text:span>был<text:span text:style-name="T60"> </text:span>офигенский <text:span text:style-name="T60">секс! </text:span>И это было круто!<text:span text:style-name="T60">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text:soft-page-break/></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его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60">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2">– </text:span>Хрен-то тебе зачем? <text:span text:style-name="T12">– </text:span>с бессильной злостью спросил я. <text:span text:style-name="T12">– </text:span><text:span text:style-name="T60">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oft-page-break/><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oft-page-break/><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у меня всё просчитано. Я уверена, я подчёркиваю, я абсолютно уверена в безопасности эксперимента!</text:p>
      <text:p text:style-name="P52"><text:span text:style-name="T12">– </text:span>Ой, што-то мне нехорошо становится, когда ты так говоришь…</text:p>
      <text:p text:style-name="P52"><text:span text:style-name="T12">–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10"><text:note text:id="ftn15" text:note-class="footnote"><text:note-citation>15</text:note-citation><text:note-body><text:p text:style-name="P139">Когорта <text:span text:style-name="T50">– военное подразделение в 480 солдат</text:span></text:p></text:note-body></text:note></text:span><text:span text:style-name="T10">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62">магическая </text:span><text:span text:style-name="T10">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0"> </text:span>покои Луны<text:span text:style-name="T60"> </text:span>через открытые балконные двери<text:span text:style-name="T60">.</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0">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то? Увидел ш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т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4">слишком громко думать. И сообщить способ спасения — означает его разрушить.</text:span>»</text:p>
      <text:p text:style-name="P52">…</text:p>
      <text:p text:style-name="P52"><text:soft-page-break/><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0">Допустим, кот бессмертен. Также допустим, что кот з</text:span>аколдован<text:span text:style-name="T60"> </text:span>отложенным <text:span text:style-name="T60">заклятие</text:span>м<text:span text:style-name="T60"> Стирания, которое сработает, если кто-то откроет ящик</text:span>. <text:span text:style-name="T60">То есть, п</text:span>ри открытии<text:span text:style-name="T60"> ящик</text:span>а<text:span text:style-name="T60"> кот исчезнет из </text:span>бытия<text:span text:style-name="T60">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то мы все — навроде этого кота, а Анон боится открыть ящик? Шт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39">Тороид <text:span text:style-name="T50">–</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поней уставились на меня.</text:p>
      <text:p text:style-name="P52"><text:soft-page-break/><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text:soft-page-break/>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8">—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8">—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8">—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39">Митарианец <text:span text:style-name="T50">–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8">—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0">трид</text:span><text:span text:style-name="T1">цать лет, если его сменят через </text:span><text:span text:style-name="T60">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6"/>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text:soft-page-break/>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text:soft-page-break/>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39">Центурия <text:span text:style-name="T50">–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text:soft-page-break/>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0">задней осью </text:span><text:span text:style-name="T1">на табуретку. Я прилаживал ей новое колесо взамен <text:s/>утраченного. </text:span><text:span text:style-name="T60">Ещ</text:span><text:span text:style-name="T1">ё</text:span><text:span text:style-name="T60"> </text:span><text:span text:style-name="T1">немного, и будет как новенькая! В дворцовом гараже среди кучи хлама таки нашлось лопнувшее колесо, которое </text:span><text:span text:style-name="T60">мне удалось</text:span><text:span text:style-name="T1"> </text:span><text:span text:style-name="T1">отремонтировать</text:span><text:span text:style-name="T1"> — о</text:span><text:span text:style-name="T60">бучение у</text:span><text:span text:style-name="T1"> Норфа не </text:span><text:span text:style-name="T6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0">на </text:span><text:span text:style-name="T1">корпус</text:span><text:span text:style-name="T6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0">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text:soft-page-break/>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0">о всём мире остались только м</text:span>ы<text:span text:style-name="T6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text:soft-page-break/>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text:soft-page-break/>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39">Манипула <text:span text:style-name="T50">–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text:soft-page-break/>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0">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text:soft-page-break/>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text:soft-page-break/>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0">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0">А ч</text:span>то случилось с кракеном?</text:p>
      <text:p text:style-name="P52">– Он провалился в <text:span text:style-name="T60">П</text:span>ровал. – отвечает пегаска и смотрит на извивающийся кусок щупальца на скале. – По-крайней мере, большая его часть.</text:p>
      <text:p text:style-name="P52"><text:soft-page-break/>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text:soft-page-break/>–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text:soft-page-break/>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text:soft-page-break/></text:p>
      <text:h text:style-name="Heading_20_2" text:outline-level="2">2<text:span text:style-name="T1">6</text:span>. <text:span text:style-name="T1">Терра</text:span></text:h>
      <text:h text:style-name="P154"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oft-page-break/><text:span text:style-name="T50">Невозможно поверить, но два месяца</text:span><text:span text:style-name="T19"> </text:span><text:span text:style-name="T5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text:soft-page-break/>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0">кликнул по ним правой кнопкой </text:span><text:span text:style-name="T1">мыши</text:span><text:span text:style-name="T60"> и </text:span><text:span text:style-name="T1">выбрал</text:span><text:span text:style-name="T60">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text:soft-page-break/>–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2">–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6">—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6">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3"/>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1"><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oft-page-break/><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0"/>
      <text:h text:style-name="P152" text:outline-level="2">2<text:span text:style-name="T1">9</text:span>. Отбытие</text:h>
      <text:p text:style-name="P113"/>
      <text:p text:style-name="P100"><text:span text:style-name="T12">–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text:span><text:span text:style-name="T12">Проводник. Не думал, что ты догадаешься. Но ты всё-таки нашёл </text:span>Сахарную <text:span text:style-name="T12">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10">— </text:span><text:span text:style-name="T9">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text:soft-page-break/>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text:span text:style-name="T12"/></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Р</text:span>ассказывай.</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oft-page-break/><text:span text:style-name="T12">–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0">А если не </text:span>выдержит<text:span text:style-name="T60">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2"><text:span text:style-name="T26"/></text:p>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text:soft-page-break/></text:p>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0"><text:span text:style-name="T12"/></text:p>
      <text:p text:style-name="P120"><text:span text:style-name="T12">–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1"/>
      <text:p text:style-name="P133">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2">Я тяжело вздохнул.</text:p>
      <text:p text:style-name="P132"/>
      <text:p text:style-name="P132">…</text:p>
      <text:p text:style-name="P132"/>
      <text:p text:style-name="P13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oft-page-break/><text:span text:style-name="T12">–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7">.</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oft-page-break/><text:span text:style-name="T12">–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59"><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text:soft-page-break/>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0"><text:span text:style-name="T42"/></text:p>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2">.</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pan text:style-name="T26">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oft-page-break/><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0">,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5">—</text:span><text:span text:style-name="T50"> точнее, дерево схожих миров Эквуса </text:span><text:span text:style-name="T55">—</text:span><text:span text:style-name="T50"> создали брони. Разумеется, стержнем им послужил именно сериал, но каждый фанфик </text:span><text:span text:style-name="T55">—</text:span><text:span text:style-name="T50">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pan text:style-name="T50">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text:soft-page-break/></text:p>
      <text:p text:style-name="P105">Анакорн аж подпрыгнул на месте от восторга и стал мне аплодировать.</text:p>
      <text:p text:style-name="P106"/>
      <text:p text:style-name="P105"><text:span text:style-name="T50">– Наконец-то я вижу свет в конце тоннеля! Как это не пришло мне в голову! Ты всё отлично увязал! Всё сходится! Более того </text:span><text:span text:style-name="T55">—</text:span><text:span text:style-name="T50"> Анакорн заговорщически подмигнул мне </text:span><text:span text:style-name="T55">—</text:span><text:span text:style-name="T50">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5">— и первой реальной историей в Объединённом Континууме Эквуса</text:span><text:span text:style-name="T50">!</text:span></text:p>
      <text:p text:style-name="P105"><text:span text:style-name="T50"/></text:p>
      <text:p text:style-name="P106">Я подозрительно посмотрел на Анакорна.</text:p>
      <text:p text:style-name="P106"/>
      <text:p text:style-name="P105"><text:span text:style-name="T18">– </text:span><text:span text:style-name="T50">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0">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2">– </text:span>Пиши, как есть. <text:span text:style-name="T12">– </text:span>развёл копытами Анакорн. <text:span text:style-name="T12">– </text:span>Авось сгодится. Я писать точно не буду <text:span text:style-name="T55">—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38">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text:soft-page-break/></text:p>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text:soft-page-break/></text:p>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7">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text:soft-page-break/></text:p>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text:p>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text:span text:style-name="T1"/></text:p>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7T17:33:54.86</dc:date>
    <meta:editing-duration>P146DT1H57M5S</meta:editing-duration>
    <meta:editing-cycles>918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2" meta:paragraph-count="4734" meta:word-count="105207" meta:character-count="668929"/>
  </office:meta>
</office:document-meta>
</file>